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2b2d" officeooo:paragraph-rsid="001c2b2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e0e41" officeooo:paragraph-rsid="001e0e41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e2389" officeooo:paragraph-rsid="001e2389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01b79" officeooo:paragraph-rsid="00201b7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to Ethics</text:p>
      <text:list xml:id="list3487080930455366741" text:style-name="L1">
        <text:list-item>
          <text:p text:style-name="P2">Studying many different frameworks for discussing ethical issues</text:p>
        </text:list-item>
        <text:list-item>
          <text:p text:style-name="P3">Written by somebody who is making an argument for a specific point</text:p>
        </text:list-item>
        <text:list-item>
          <text:p text:style-name="P4">Start by reading philosophy slightly different than you would normally read a textbook</text:p>
          <text:list>
            <text:list-item>
              <text:p text:style-name="P4">Read with interpretation</text:p>
            </text:list-item>
            <text:list-item>
              <text:p text:style-name="P4">Do the arguments work well?</text:p>
            </text:list-item>
            <text:list-item>
              <text:p text:style-name="P4">General exam questions :-(</text:p>
            </text:list-item>
          </text:list>
        </text:list-item>
        <text:list-item>
          <text:p text:style-name="P4">Bring the book to class</text:p>
        </text:list-item>
        <text:list-item>
          <text:p text:style-name="P4">Ethics is not a hard science, so there are good and bad days!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4T12:06:52.373570198</meta:creation-date>
    <dc:date>2014-09-04T12:17:48.298726339</dc:date>
    <meta:editing-duration>PT10M43S</meta:editing-duration>
    <meta:editing-cycles>4</meta:editing-cycles>
    <meta:generator>LibreOffice/4.3.0.4$Linux_X86_64 LibreOffice_project/430m0$Build-4</meta:generator>
    <meta:document-statistic meta:table-count="0" meta:image-count="0" meta:object-count="0" meta:page-count="1" meta:paragraph-count="10" meta:word-count="75" meta:character-count="408" meta:non-whitespace-character-count="351"/>
  </office:meta>
</office:document-meta>
</file>